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6 Mind the Ducks 12 Hour Race Report</text:p>
      <text:p text:style-name="P2"/>
      <text:p text:style-name="P1">I ran in the Mind the Ducks 12 hour run and covered 54.6 miles in 11:52:12. <text:s/>I was 26<text:span text:style-name="T1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in the reeds and smelly mud at the water's edge. <text:s/>Luckily I wasn't hurt and could keep running. <text:s/>I like running on a small loop because it gives runners a chance to see other runners quite a few times when they can talk and make friends. </text:p>
      <text:p text:style-name="P1"/>
      <text:p text:style-name="P1">Mary Jane gave me excellent support as usual. <text:s/>Runners were very friendly and encouraged each other. <text:s/>The race officials and aid station crew were great. <text:s/>Many thanks to race director Gil Robs and his team. </text:p>
      <text:p text:style-name="Standard"/>
      <text:p text:style-name="Standard"/>
      <text:p text:style-name="Standard">Race results: <text:a xlink:type="simple" xlink:href="https://drive.google.com/file/d/0B4CZ5bHQSHJWanBoNV9YbDl1S1E/view" text:style-name="Internet_20_link" text:visited-style-name="Visited_20_Internet_20_Link">https://drive.google.com/file/d/0B4CZ5bHQSHJWanBoNV9YbDl1S1E/view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5-16T10:07:17.42</dc:date>
    <dc:creator>James Lombardi</dc:creator>
    <meta:editing-duration>PT8H47M4S</meta:editing-duration>
    <meta:editing-cycles>19</meta:editing-cycles>
    <meta:document-statistic meta:table-count="0" meta:image-count="0" meta:object-count="0" meta:page-count="1" meta:paragraph-count="4" meta:word-count="188" meta:character-count="1021"/>
  </office:meta>
</office:document-meta>
</file>